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-width="0.38cm" draw:fill-color="#00cccc" draw:textarea-horizontal-align="left" draw:textarea-vertical-align="middle" fo:padding-top="0cm" fo:padding-bottom="0cm" fo:padding-left="0.05cm" fo:padding-right="0.05cm"/>
    </style:style>
    <style:style style:name="gr3" style:family="graphic" style:parent-style-name="standard">
      <style:graphic-properties svg:stroke-width="0.05cm" draw:marker-start-width="0.38cm" draw:marker-end-width="0.38cm" draw:fill="hatch" draw:fill-color="#c0c0c0" draw:fill-hatch-name="Hatch_20_1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fill-color="#808080" draw:textarea-horizontal-align="center" draw:textarea-vertical-align="middle"/>
    </style:style>
    <style:style style:name="gr7" style:family="graphic" style:parent-style-name="standard">
      <style:graphic-properties svg:stroke-width="0.05cm" svg:stroke-color="#ff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ff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cm" draw:marker-start-width="0.33cm" draw:marker-end-width="0.33cm" svg:stroke-opacity="20%" draw:fill-color="#ffff00" draw:opacity="20%" draw:textarea-horizontal-align="justify" draw:textarea-vertical-align="middle" draw:auto-grow-height="false" fo:padding-top="0.135cm" fo:padding-bottom="0.135cm" fo:padding-left="0.26cm" fo:padding-right="0.26cm" draw:shadow-opacity="20%"/>
    </style:style>
    <style:style style:name="gr10" style:family="graphic" style:parent-style-name="standard">
      <style:graphic-properties draw:stroke="none" svg:stroke-opacity="20%" draw:fill-color="#000000" draw:opacity="10%" draw:textarea-horizontal-align="justify" draw:textarea-vertical-align="middle" draw:auto-grow-height="false" draw:shadow-opacity="10%"/>
    </style:style>
    <style:style style:name="gr11" style:family="graphic" style:parent-style-name="objectwithoutfill">
      <style:graphic-properties svg:stroke-width="0.02cm" svg:stroke-color="#ff6633" draw:marker-start-width="0.33cm" draw:marker-end-width="0.33cm" svg:stroke-opacity="20%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style:paragraph-properties fo:text-align="start"/>
      <style:text-properties fo:font-family="'Lucida Console'" style:font-family-generic="modern" style:font-pitch="fixed" fo:font-size="9pt" style:font-size-asian="9pt" style:font-size-complex="9pt"/>
    </style:style>
    <style:style style:name="T1" style:family="text">
      <style:text-properties fo:font-family="'Lucida Console'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0.8cm" svg:height="1.8cm" svg:x="0.1cm" svg:y="0.1cm">
              <text:p/>
            </draw:rect>
            <draw:rect draw:style-name="gr1" draw:text-style-name="P1" draw:layer="layout" svg:width="2.79cm" svg:height="1.2cm" svg:x="1.11cm" svg:y="0.1cm">
              <text:p/>
            </draw:rect>
            <draw:rect draw:style-name="gr2" draw:text-style-name="P3" draw:layer="layout" svg:width="2.4cm" svg:height="1cm" svg:x="1.3cm" svg:y="0.2cm">
              <text:p text:style-name="P2"><text:span text:style-name="T1">Quack</text:span></text:p>
              <text:p text:style-name="P2"><text:span text:style-name="T1">Quack</text:span></text:p>
            </draw:rect>
            <draw:rect draw:style-name="gr3" draw:text-style-name="P1" draw:layer="layout" svg:width="1.8cm" svg:height="0.4cm" svg:x="1.6cm" svg:y="1.5cm">
              <text:p/>
            </draw:rect>
            <draw:rect draw:style-name="gr1" draw:text-style-name="P1" draw:layer="layout" svg:width="0.22cm" svg:height="0.2cm" svg:x="2.38cm" svg:y="1.31cm">
              <text:p/>
            </draw:rect>
            <draw:rect draw:style-name="gr4" draw:text-style-name="P1" draw:layer="layout" svg:width="4cm" svg:height="2cm" svg:x="0cm" svg:y="0cm">
              <text:p/>
            </draw:rect>
            <draw:rect draw:style-name="gr5" draw:text-style-name="P1" draw:layer="layout" svg:width="0.6cm" svg:height="0.2cm" svg:x="0.2cm" svg:y="0.2cm">
              <text:p/>
            </draw:rect>
            <draw:rect draw:style-name="gr5" draw:text-style-name="P1" draw:layer="layout" svg:width="0.4cm" svg:height="0.1cm" svg:x="0.2cm" svg:y="0.9cm">
              <text:p/>
            </draw:rect>
            <draw:rect draw:style-name="gr5" draw:text-style-name="P1" draw:layer="layout" svg:width="0.6cm" svg:height="0.2cm" svg:x="0.2cm" svg:y="0.4cm">
              <text:p/>
            </draw:rect>
            <draw:rect draw:style-name="gr5" draw:text-style-name="P1" draw:layer="layout" svg:width="0.4cm" svg:height="0.1cm" svg:x="0.2cm" svg:y="0.8cm">
              <text:p/>
            </draw:rect>
            <draw:rect draw:style-name="gr5" draw:text-style-name="P1" draw:layer="layout" svg:width="0.6cm" svg:height="0.2cm" svg:x="0.2cm" svg:y="0.6cm">
              <text:p/>
            </draw:rect>
            <draw:circle draw:style-name="gr6" draw:text-style-name="P1" draw:layer="layout" svg:width="0.1cm" svg:height="0.1cm" svg:x="0.7cm" svg:y="1.1cm">
              <text:p/>
            </draw:circle>
            <draw:circle draw:style-name="gr6" draw:text-style-name="P1" draw:layer="layout" svg:width="0.1cm" svg:height="0.1cm" svg:x="0.7cm" svg:y="1.3cm">
              <text:p/>
            </draw:circle>
            <draw:circle draw:style-name="gr7" draw:text-style-name="P1" draw:layer="layout" svg:width="0.001cm" svg:height="0.001cm" svg:x="0.7cm" svg:y="1cm">
              <text:p/>
            </draw:circle>
            <draw:circle draw:style-name="gr8" draw:text-style-name="P1" draw:layer="layout" svg:width="0.001cm" svg:height="0.001cm" svg:x="0.701cm" svg:y="0.901cm">
              <text:p/>
            </draw:circle>
          </draw:g>
          <draw:g>
            <draw:custom-shape draw:style-name="gr9" draw:text-style-name="P1" draw:layer="layout" svg:width="0.5cm" svg:height="0.5cm" svg:x="2.75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5cm" svg:height="0.05cm" svg:x="2.875cm" svg:y="0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5cm" svg:height="0.05cm" svg:x="3.075cm" svg:y="0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11" draw:text-style-name="P1" draw:layer="layout" svg:width="0.124cm" svg:height="0.064cm" svg:x="2.875cm" svg:y="0.82cm" svg:viewBox="0 0 125 65" svg:d="m0 65c125 0 125-65 125-65">
                <text:p/>
              </draw:path>
              <draw:path draw:style-name="gr11" draw:text-style-name="P1" draw:layer="layout" svg:width="0.124cm" svg:height="0.064cm" svg:x="3cm" svg:y="0.82cm" svg:viewBox="0 0 125 65" svg:d="m125 65c-125 0-125-65-125-65">
                <text:p/>
              </draw:path>
              <draw:path draw:style-name="gr11" draw:text-style-name="P1" draw:layer="layout" svg:width="0.176cm" svg:height="0.175cm" draw:transform="rotate (-0.785398163398486) translate (2.99999999999966cm 0.759500000000001cm)" svg:viewBox="0 0 177 176" svg:d="m0 176c177 0 177-176 177-176">
                <text:p/>
              </draw:path>
              <draw:path draw:style-name="gr11" draw:text-style-name="P1" draw:layer="layout" svg:width="0.14cm" svg:height="0.102cm" draw:transform="skewX (0.702320491002386) rotate (-0.424289541160928) translate (2.99674206375157cm 0.827062370256253cm)" svg:viewBox="0 0 141 103" svg:d="m0 103c137 0 141-103 141-103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Hatch_20_1" draw:display-name="Hatch 1" draw:style="double" draw:color="#000000" draw:distance="0.08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8T23:59:39.28</meta:creation-date>
    <dc:date>2011-11-19T00:03:33.65</dc:date>
    <meta:editing-duration>PT3M53S</meta:editing-duration>
    <meta:editing-cycles>2</meta:editing-cycles>
    <meta:generator>OpenOffice.org/3.3$Win32 OpenOffice.org_project/330m20$Build-9567</meta:generator>
    <meta:document-statistic meta:object-count="26"/>
  </office:meta>
</office:document-meta>
</file>